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list-style-name="L1">
      <style:text-properties officeooo:paragraph-rsid="0012c9f4"/>
    </style:style>
    <style:style style:name="P2" style:family="paragraph" style:parent-style-name="Standard" style:list-style-name="L3">
      <style:text-properties officeooo:paragraph-rsid="0012c9f4"/>
    </style:style>
    <style:style style:name="P3" style:family="paragraph" style:parent-style-name="Standard">
      <style:text-properties officeooo:paragraph-rsid="0012c9f4"/>
    </style:style>
    <style:style style:name="P4" style:family="paragraph" style:parent-style-name="Standard" style:master-page-name="MP0">
      <style:paragraph-properties style:page-number="auto" fo:break-before="page"/>
      <style:text-properties officeooo:paragraph-rsid="0012c9f4"/>
    </style:style>
    <style:style style:name="T1" style:family="text">
      <style:text-properties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T2" style:family="text">
      <style:text-properties fo:font-weight="bold" style:font-weight-asian="bold" style:font-weight-complex="bold"/>
    </style:style>
    <text:list-style style:name="L1">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Default_20_Paragraph_20_Font"><text:span text:style-name="T1">GUARD NODES</text:span></text:span></text:p>
      <text:p text:style-name="P3"/>
      <text:p text:style-name="P3">OVERVIEW:</text:p>
      <text:p text:style-name="P3">Guard nodes are items used to control and spawn guards in all the cities.</text:p>
      <text:p text:style-name="P3"/>
      <text:p text:style-name="P3">FEATURES:</text:p>
      <text:list xml:id="list1020232658" text:style-name="L1">
        <text:list-item>
          <text:p text:style-name="P1"><text:span text:style-name="Default_20_Paragraph_20_Font"><text:span text:style-name="T2">Guard nodes</text:span></text:span> listen to speech events in a radius of 30 tiles.</text:p>
        </text:list-item>
        <text:list-item>
          <text:p text:style-name="P1"><text:span text:style-name="Default_20_Paragraph_20_Font"><text:span text:style-name="T2">Guard nodes</text:span></text:span> search for criminals in a radius of 30 tiles.</text:p>
        </text:list-item>
        <text:list-item>
          <text:p text:style-name="P1"><text:span text:style-name="Default_20_Paragraph_20_Font"><text:span text:style-name="T2">Guard nodes</text:span></text:span> receive events from merchant nodes.</text:p>
        </text:list-item>
        <text:list-item>
          <text:p text:style-name="P1"><text:span text:style-name="Default_20_Paragraph_20_Font"><text:span text:style-name="T2">Gguard nodes</text:span></text:span> send events to nearby guards to attack criminals</text:p>
        </text:list-item>
        <text:list-item>
          <text:p text:style-name="P1"><text:span text:style-name="Default_20_Paragraph_20_Font"><text:span text:style-name="T2">Guard nodes</text:span></text:span> spawn their own guards as needed, and will replace any guards that may be killed in the line of duty.</text:p>
        </text:list-item>
        <text:list-item>
          <text:p text:style-name="P1">Guards do not listen directly for guard calls, so they consume less CPU cycles.</text:p>
        </text:list-item>
        <text:list-item>
          <text:p text:style-name="P1">Guards do listen for certain keywords at a very close range. so a player must be close to them to get a response.</text:p>
        </text:list-item>
        <text:list-item>
          <text:p text:style-name="P1">It is very difficult to kill a town guard as they will heal and cure themselves if they reach half health or are poisoned.</text:p>
        </text:list-item>
      </text:list>
      <text:p text:style-name="P3"/>
      <text:p text:style-name="P3">INSTALLATION:</text:p>
      <text:p text:style-name="P3"><text:span text:style-name="Default_20_Paragraph_20_Font"><text:span text:style-name="T2">Guard nodes</text:span></text:span> must be setup in a grid in all guard protected cities. Since guard nodes have a listen range of 30 tiles diameter, they should be placed in the following manner:</text:p>
      <text:list xml:id="list51292065" text:style-name="L3">
        <text:list-item>
          <text:p text:style-name="P2">Place nodes from the west side of town to the east.</text:p>
        </text:list-item>
        <text:list-item>
          <text:p text:style-name="P2">Find the town border and travel east 30 tiles.</text:p>
        </text:list-item>
        <text:list-item>
          <text:p text:style-name="P2">Then find the north border and travel south 30 tiles</text:p>
        </text:list-item>
        <text:list-item>
          <text:p text:style-name="P2">Place a node there. The node will spawn its own guard.</text:p>
        </text:list-item>
        <text:list-item>
          <text:p text:style-name="P2">Now travel 60 tiles south and place another node (30 tile radius for each node)</text:p>
        </text:list-item>
        <text:list-item>
          <text:p text:style-name="P2">Continue until you reach the south border of town.</text:p>
        </text:list-item>
        <text:list-item>
          <text:p text:style-name="P2">Any guard nodes that extend past the town border will only work within the actual town limits, so you do not have to worry about extending past town limits.</text:p>
        </text:list-item>
        <text:list-item>
          <text:p text:style-name="P2">Guard zones are defined in config/gzone.cfg.</text:p>
        </text:list-item>
        <text:list-item>
          <text:p text:style-name="P2">For each node you have placed continue the above grid to the east till you hit the east edge of town. Once you fill in the grid, your town will be completely covered.</text:p>
        </text:list-item>
        <text:list-item>
          <text:p text:style-name="P2">Use the .create command to create <text:span text:style-name="Default_20_Paragraph_20_Font"><text:span text:style-name="T2">guard nodes</text:span></text:span>, .create guardnode</text:p>
        </text:list-item>
        <text:list-item>
          <text:p text:style-name="P2">This will create the <text:span text:style-name="Default_20_Paragraph_20_Font"><text:span text:style-name="T2">guard node</text:span></text:span> at your feet.</text:p>
        </text:list-item>
        <text:list-item>
          <text:p text:style-name="P2">If you do not see the <text:span text:style-name="Default_20_Paragraph_20_Font"><text:span text:style-name="T2">guard node</text:span></text:span> use the .info command on yourself and click on the blue button by Privileges and make sure seeinvisitems is enabled.</text:p>
        </text:list-item>
        <text:list-item>
          <text:p text:style-name="P2">If you wish to target the location to create the <text:span text:style-name="Default_20_Paragraph_20_Font"><text:span text:style-name="T2">guard node</text:span></text:span> use .createat guardnode</text:p>
        </text:list-item>
      </text:list>
      <text:p text:style-name="P3"/>
      <text:p text:style-name="P3">You can use (double-click) on the guard node to bring up a gump with various setting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Default_20_Paragraph_20_Font" style:display-name="Default Paragraph Font" style:family="text"/>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5T03:23:11.362000000</meta:creation-date>
    <dc:date>2019-09-15T03:24:04.009000000</dc:date>
    <meta:editing-duration>PT53S</meta:editing-duration>
    <meta:editing-cycles>1</meta:editing-cycles>
    <meta:document-statistic meta:table-count="0" meta:image-count="0" meta:object-count="0" meta:page-count="1" meta:paragraph-count="28" meta:word-count="406" meta:character-count="2086" meta:non-whitespace-character-count="1729"/>
    <meta:generator>LibreOffice/6.2.5.2$Windows_X86_64 LibreOffice_project/1ec314fa52f458adc18c4f025c545a4e8b22c159</meta:generator>
  </office:meta>
</office:document-meta>
</file>